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57e" officeooo:paragraph-rsid="001fa57e"/>
    </style:style>
    <style:style style:name="P2" style:family="paragraph" style:parent-style-name="Preformatted_20_Text">
      <style:text-properties officeooo:rsid="001fa57e" officeooo:paragraph-rsid="001fa57e"/>
    </style:style>
    <style:style style:name="T1" style:family="text">
      <style:text-properties officeooo:rsid="001fdf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 existe un problema con la contraseña de pgadmin utilizar el sigui<text:span text:style-name="T1">e</text:span>nte comando</text:p>
      <text:p text:style-name="P1"/>
      <text:p text:style-name="P2"><text:span text:style-name="Source_20_Text">ALTER USER postgres PASSWORD 'nuevacontraseña';</text:span></text:p>
      <text:p text:style-name="P2"><text:span text:style-name="Source_20_Text"/></text:p>
      <text:p text:style-name="P2"><text:span text:style-name="Source_20_Text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1:23:04.101166486</meta:creation-date>
    <dc:date>2017-11-24T08:27:40.860160861</dc:date>
    <meta:editing-duration>PT1M54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2" meta:word-count="18" meta:character-count="127" meta:non-whitespace-character-count="111"/>
  </office:meta>
</office:document-meta>
</file>